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006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7" style:family="table-cell" style:parent-style-name="Default">
      <style:table-cell-properties fo:wrap-option="wrap" style:vertical-align="middle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X initial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X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Début du programm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7" office:value-type="string" calcext:value-type="string">
            <text:p>message d’erreur, nouvelle saisie</text:p>
          </table:table-cell>
          <table:table-cell table:style-name="ce37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7" office:value-type="string" calcext:value-type="string">
            <text:p>message d’erreur, nouvelle saisie</text:p>
          </table:table-cell>
          <table:table-cell table:style-name="ce37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7" office:value-type="string" calcext:value-type="string">
            <text:p>message d’erreur, nouvelle saisie</text:p>
          </table:table-cell>
          <table:table-cell table:style-name="ce37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</text:p>
          </table:table-cell>
          <table:table-cell table:style-name="ce37" office:value-type="string" calcext:value-type="string">
            <text:p>le programme continue</text:p>
          </table:table-cell>
          <table:table-cell table:style-name="ce37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as 5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1">passe à la suite (</text:span>mais le serpent n’apparaîtra pas entièrement au début de son mouvement)</text:p>
          </table:table-cell>
          <table:table-cell table:style-name="ce37" office:value-type="string" calcext:value-type="string">
            <text:p>le programme continue, on voit pas tout le serpent au début</text:p>
          </table:table-cell>
          <table:table-cell table:style-name="ce37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aisie Y initial" table:style-name="ta1">
        <table:table-column table:style-name="co1" table:default-cell-style-name="Default"/>
        <table:table-column table:style-name="co1" table:default-cell-style-name="ce31"/>
        <table:table-column table:style-name="co5" table:default-cell-style-name="ce14"/>
        <table:table-column table:style-name="co5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Y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a coordonnée X a été saisi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7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7" office:value-type="string" calcext:value-type="string">
            <text:p>message d’erreur, nouvelle saisie</text:p>
          </table:table-cell>
          <table:table-cell table:style-name="ce37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7" office:value-type="string" calcext:value-type="string">
            <text:p>message d’erreur, nouvelle saisie</text:p>
          </table:table-cell>
          <table:table-cell table:style-name="ce37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7" office:value-type="string" calcext:value-type="string">
            <text:p>message d’erreur, nouvelle saisie</text:p>
          </table:table-cell>
          <table:table-cell table:style-name="ce37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 : l’écran s’efface puis le mouvement du serpent s’exécute</text:p>
          </table:table-cell>
          <table:table-cell table:style-name="ce37" office:value-type="string" calcext:value-type="string">
            <text:p>le programme continue(le serpent ne s’affiche pas de suite car on demande la taille du serpent juste après)</text:p>
          </table:table-cell>
          <table:table-cell table:style-name="ce37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4.0.3$Windows_X86_64 LibreOffice_project/f85e47c08ddd19c015c0114a68350214f7066f5a</meta:generator>
    <dc:date>2024-10-27T20:50:13.372000000</dc:date>
    <meta:editing-duration>PT59M24S</meta:editing-duration>
    <meta:editing-cycles>16</meta:editing-cycles>
    <meta:document-statistic meta:table-count="2" meta:cell-count="67" meta:object-count="0"/>
  </office:meta>
</office:document-meta>
</file>